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2">
      <style:text-properties fo:font-weight="bold" style:font-weight-asian="bold" style:font-weight-complex="bol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1af116"/>
    </style:style>
    <style:style style:name="T4"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tiguous memory allocation scheme</text:p>
      <text:p text:style-name="Standard"/>
      <text:list xml:id="list1029292697" text:style-name="L1">
        <text:list-item>
          <text:p text:style-name="P3">Memory is divided into two <text:s/>partitions</text:p>
          <text:list>
            <text:list-item>
              <text:p text:style-name="P3">One for the resident operating system(low or high memory, linux occupies high memory)<text:a xlink:type="simple" xlink:href="http://en.wikipedia.org/wiki/High_memory"><text:span text:style-name="T1">[1]</text:span></text:a></text:p>
            </text:list-item>
            <text:list-item>
              <text:p text:style-name="P3">One for user processes</text:p>
            </text:list-item>
          </text:list>
        </text:list-item>
        <text:list-item>
          <text:p text:style-name="P3">Each process is contained in a single contiguous section of memory, i.e., the physical address space of processes must be contiguous.</text:p>
        </text:list-item>
        <text:list-item>
          <text:p text:style-name="P3">Memory mapping and protection is achieved through the use of a relocation and limit registers. These are populated by the OS as a part of the context switch for each process</text:p>
        </text:list-item>
        <text:list-item>
          <text:p text:style-name="P3">The use of the relocation register also allows the size of the operating system to change dynamically</text:p>
        </text:list-item>
      </text:list>
      <text:p text:style-name="Standard"/>
      <text:p text:style-name="P1">Memory allocation</text:p>
      <text:list xml:id="list1666448110" text:style-name="L2">
        <text:list-item>
          <text:p text:style-name="P6">Fixed partition scheme</text:p>
          <text:list>
            <text:list-item>
              <text:p text:style-name="P4">User memory is divided into <text:span text:style-name="T2">fixed</text:span> size partitions, each of which contain a user program.</text:p>
            </text:list-item>
            <text:list-item>
              <text:p text:style-name="P4">When a partition is free, a process is selected from the input queue and loaded into the free partition.</text:p>
            </text:list-item>
            <text:list-item>
              <text:p text:style-name="P4">When a process terminates, the partition becomes available for another process</text:p>
            </text:list-item>
            <text:list-item>
              <text:p text:style-name="P4">Was used by the IBM OS/MFT operating system. Is no longer in use.</text:p>
            </text:list-item>
          </text:list>
        </text:list-item>
        <text:list-item>
          <text:p text:style-name="P6">Variable partition scheme</text:p>
          <text:list>
            <text:list-item>
              <text:p text:style-name="P4">OS keeps a table indicating which parts of memory are available and which are occupied</text:p>
            </text:list-item>
            <text:list-item>
              <text:p text:style-name="P4">A process is loaded into memory only if there is a hole big enough to accommodate it. Holes larger than the process are split to create ones just big enough for the process.</text:p>
            </text:list-item>
            <text:list-item>
              <text:p text:style-name="P4">When the process terminates, it releases its block of memory, which is then considered as another available hole. If this hole is adjacent to another one, it is merged with the other to create a larger hole.</text:p>
            </text:list-item>
            <text:list-item>
              <text:p text:style-name="P4">The <text:span text:style-name="T2">dynamic storage-allocation problem</text:span> o<text:span text:style-name="T3">f</text:span> how to satisfy a request of size <text:span text:style-name="T4">n</text:span> from a list of free holes is solved by one of the below mentioned strategies</text:p>
              <text:list>
                <text:list-item>
                  <text:p text:style-name="P4"><text:span text:style-name="T2">First fit</text:span> – Contributes to external fragmentation.</text:p>
                </text:list-item>
                <text:list-item>
                  <text:p text:style-name="P4"><text:span text:style-name="T2">Best fit</text:span> – Produces the smallest leftover hole. Results in a lot of external fragmentation as this hole might not be usable</text:p>
                </text:list-item>
                <text:list-item>
                  <text:p text:style-name="P4"><text:span text:style-name="T2">Worst fit</text:span> – Produces the biggest leftover hole which is more useful.</text:p>
                </text:list-item>
              </text:list>
            </text:list-item>
            <text:list-item>
              <text:p text:style-name="P6">External fragmentation</text:p>
              <text:list>
                <text:list-item>
                  <text:p text:style-name="P4">Exists when there is enough memory space to satisfy a request of loading a process to memory but is not contiguous</text:p>
                </text:list-item>
                <text:list-item>
                  <text:p text:style-name="P4">Fifty percent rule - Statistical analysis of first fi<text:span text:style-name="T3">t</text:span> scheme reveals that given <text:span text:style-name="T4">N</text:span> allocated blocks, another <text:span text:style-name="T4">0.5 N</text:span> blocks will be lost due to fragmentation.</text:p>
                </text:list-item>
                <text:list-item>
                  <text:p text:style-name="P4">Solution</text:p>
                  <text:list>
                    <text:list-item>
                      <text:p text:style-name="P4">Compaction</text:p>
                      <text:list>
                        <text:list-item>
                          <text:p text:style-name="P4">Too costly</text:p>
                        </text:list-item>
                        <text:list-item>
                          <text:p text:style-name="P4">Not possible if relocation is static and done at assembly or load time. Possible only if relocation is dynamic and is done at execution time</text:p>
                        </text:list-item>
                      </text:list>
                    </text:list-item>
                  </text:list>
                </text:list-item>
              </text:list>
            </text:list-item>
          </text:list>
        </text:list-item>
      </text:list>
      <text:p text:style-name="Standard">References</text:p>
      <text:list xml:id="list1873019675" text:style-name="L3">
        <text:list-item>
          <text:p text:style-name="P5">Operating system concepts – 8<text:span text:style-name="T1">th</text:span> edition – Silberschatz, et a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1-10T08:52:48</meta:creation-date>
    <dc:date>2012-11-25T18:50:47</dc:date>
    <dc:creator>Kempa </dc:creator>
    <meta:editing-duration>PT2H30M44S</meta:editing-duration>
    <meta:editing-cycles>8</meta:editing-cycles>
    <meta:generator>LibreOffice/3.6$Linux_x86 LibreOffice_project/360m1$Build-2</meta:generator>
    <meta:document-statistic meta:table-count="0" meta:image-count="0" meta:object-count="0" meta:page-count="1" meta:paragraph-count="30" meta:word-count="432" meta:character-count="2408" meta:non-whitespace-character-count="2032"/>
  </office:meta>
</office:document-meta>
</file>